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5" style:family="paragraph" style:parent-style-name="Heading_20_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Table_20_Contents">
      <style:text-properties fo:font-size="16pt" officeooo:rsid="0002804d" officeooo:paragraph-rsid="0002804d" style:font-size-asian="16pt" style:font-size-complex="16pt"/>
    </style:style>
    <style:style style:name="P7" style:family="paragraph" style:parent-style-name="Table_20_Contents">
      <style:text-properties fo:color="#ff0000" fo:font-size="16pt" officeooo:rsid="0002804d" officeooo:paragraph-rsid="0002804d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fo:font-weight="bold"/>
    </style:style>
    <style:style style:name="T6" style:family="text">
      <style:text-properties style:language-asian="zh" style:country-asian="CN"/>
    </style:style>
    <style:style style:name="T7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5">2</text:span><text:span text:style-name="T2">　</text:span><text:span text:style-name="T4">if</text:span><text:span text:style-name="T2">和</text:span><text:span text:style-name="T4">choose</text:span><text:span text:style-name="T2">（重点）</text:span></text:h>
      <text:p text:style-name="P2"><text:span text:style-name="T1">　　</text:span>if<text:span text:style-name="T1">标签的</text:span><text:span text:style-name="T3">test</text:span><text:span text:style-name="T1">属性必须是一个</text:span><text:span text:style-name="T3">boolean</text:span><text:span text:style-name="T1">类型的值，如果</text:span><text:span text:style-name="T3">test</text:span><text:span text:style-name="T1">的值为</text:span><text:span text:style-name="T3">true</text:span><text:span text:style-name="T1">，那么执行</text:span><text:span text:style-name="T3">if</text:span><text:span text:style-name="T1">标签的内容，否则不执行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>&lt;c:set var="pname3" value="hemingjie"&gt;&lt;/c:set&gt;</text:p>
            <text:p text:style-name="P6"><text:span text:style-name="T7">&lt;c:if test</text:span>="${not empty pname3} "&gt;&lt;/c:if&gt;</text:p>
            <text:p text:style-name="P6"><text:s text:c="3"/>&lt;c:out value="${pname3}"&gt;&lt;/c:out&gt;</text:p>
          </table:table-cell>
        </table:table-row>
      </table:table>
      <text:p text:style-name="P3">choose<text:span text:style-name="T1">标签对应</text:span><text:span text:style-name="T3">Java</text:span><text:span text:style-name="T1">中的</text:span><text:span text:style-name="T3">if/else if/else</text:span><text:span text:style-name="T1">结构</text:span></text:p>
      <text:p text:style-name="P4">when<text:span text:style-name="T1">标签的</text:span><text:span text:style-name="T3">test</text:span><text:span text:style-name="T1">为</text:span><text:span text:style-name="T3">true</text:span><text:span text:style-name="T1">时，会执行这个</text:span><text:span text:style-name="T3">when</text:span><text:span text:style-name="T1">的内容。</text:span></text:p>
      <text:p text:style-name="P4"><text:span text:style-name="T1">当所有</text:span>when<text:span text:style-name="T1">标签的</text:span><text:span text:style-name="T3">test</text:span><text:span text:style-name="T1">都为</text:span><text:span text:style-name="T3">false</text:span><text:span text:style-name="T1">时，才会执行</text:span><text:span text:style-name="T3">otherwise</text:span><text:span text:style-name="T1">标签的内容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&lt;c:choose&gt;</text:p>
            <text:p text:style-name="P6"><text:span text:style-name="T7">&lt;c:when </text:span>test="${score&lt;60}"&gt; <text:s text:c="34"/><text:span text:style-name="T6">相当于if</text:span></text:p>
            <text:p text:style-name="P6">&lt;c:out value="${'不及格'}"&gt;&lt;/c:out&gt; <text:s text:c="24"/><text:span text:style-name="T6">输出语句</text:span></text:p>
            <text:p text:style-name="P6">&lt;/c:when&gt; <text:s text:c="67"/><text:span text:style-name="T6">相对于else if</text:span></text:p>
            <text:p text:style-name="P6">&lt;c:when test="${score&gt;=60 }"&gt;</text:p>
            <text:p text:style-name="P6">&lt;c:out value="${'及格'}"&gt;&lt;/c:out&gt;</text:p>
            <text:p text:style-name="P6">&lt;/c:when&gt;</text:p>
            <text:p text:style-name="P6">&lt;c:otherwise&gt; <text:s text:c="66"/><text:span text:style-name="T6">相当于else</text:span></text:p>
            <text:p text:style-name="P6">&lt;c:out value="${'良好'}"&gt;&lt;/c:out&gt;</text:p>
            <text:p text:style-name="P6">&lt;/c:otherwise&gt;</text:p>
            <text:p text:style-name="P6">&lt;/c:choose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34S</meta:editing-duration>
    <meta:editing-cycles>4</meta:editing-cycles>
    <meta:generator>LibreOffice/5.3.0.3$Windows_X86_64 LibreOffice_project/7074905676c47b82bbcfbea1aeefc84afe1c50e1</meta:generator>
    <dc:date>2018-03-26T13:11:24.282000000</dc:date>
    <meta:document-statistic meta:table-count="2" meta:image-count="0" meta:object-count="0" meta:page-count="1" meta:paragraph-count="19" meta:word-count="159" meta:character-count="742" meta:non-whitespace-character-count="526"/>
    <meta:user-defined meta:name="Info 1"/>
    <meta:user-defined meta:name="Info 2"/>
    <meta:user-defined meta:name="Info 3"/>
    <meta:user-defined meta:name="Info 4"/>
  </office:meta>
</office:document-meta>
</file>